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4"/>
    <style:style style:name="P4" style:family="paragraph" style:parent-style-name="Heading_20_1">
      <style:paragraph-properties fo:break-before="page"/>
    </style:style>
    <style:style style:name="P5" style:family="paragraph">
      <style:paragraph-properties fo:text-align="center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000000" draw:marker-start-width="0.499cm" draw:marker-end-width="0.499cm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4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64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1.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1.0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Modos de trabajo</text:h>
      <text:list xml:id="list1213568749" text:style-name="L1">
        <text:list-item>
          <text:p text:style-name="P1">Parametros generales del mapa: Nombre, Descripción, Modo de giro, Punto de giro, angulo maximo, posicion_inicial, gravedad, escala (con opcion por defecto), musica, , tiempo cuenta atrás (con opción de que no hay), moneda no rota</text:p>
        </text:list-item>
        <text:list-item>
          <text:p text:style-name="P1">Imagenes del mapa: Imagen moneda, imagen fondo, imagen_segm_pared (con opcion por defecto), imagen_segm_meta (con opcion por defecto), imagen_segm_muerte (con opcion por defecto), ruta imagen para la descripcion en el menu, </text:p>
        </text:list-item>
        <text:list-item>
          <text:p text:style-name="P1">Fondo giratorio: existe_fondo_giratorio, imagen fondo, posicion fondo, centro giro, </text:p>
        </text:list-item>
        <text:list-item>
          <text:p text:style-name="P1">Modo segmentos: Numero de segmentos, Array de segmentos con todos sus parametros, angulo pinball flippers, </text:p>
        </text:list-item>
        <text:list-item>
          <text:p text:style-name="P1">Modo bumpers: Numero de bumpers, Array de bumpers con todos sus parametros, </text:p>
        </text:list-item>
        <text:list-item>
          <text:p text:style-name="P1">Modo zonas circulares aceleracion: array con sus parametros</text:p>
        </text:list-item>
      </text:list>
      <text:p text:style-name="Standard"/>
      <text:h text:style-name="Heading_20_1" text:outline-level="1">Interfaz</text:h>
      <text:p text:style-name="Standard"/>
      <text:p text:style-name="Standard"><draw:frame draw:style-name="fr1" draw:name="Marco1" text:anchor-type="paragraph" svg:x="0.744cm" svg:y="0.201cm" fo:min-width="15.513cm" draw:z-index="0"><draw:text-box fo:min-height="11.642cm"><text:p text:style-name="Frame_20_contents"><draw:rect text:anchor-type="paragraph" draw:z-index="1" draw:style-name="gr1" draw:text-style-name="P5" svg:width="12.658cm" svg:height="9.974cm" svg:x="1.323cm" svg:y="0.928cm"><text:p/></draw:rect><draw:line text:anchor-type="paragraph" draw:z-index="2" draw:style-name="gr2" draw:text-style-name="P5" svg:x1="1.672cm" svg:y1="1.722cm" svg:x2="13.421cm" svg:y2="1.722cm"><text:p/></draw:line><draw:line text:anchor-type="paragraph" draw:z-index="3" draw:style-name="gr2" draw:text-style-name="P5" svg:x1="1.686cm" svg:y1="2.392cm" svg:x2="13.463cm" svg:y2="2.392cm"><text:p/></draw:line><draw:frame text:anchor-type="paragraph" draw:z-index="4" draw:style-name="gr3" svg:width="2.894cm" svg:height="0.489cm" svg:x="5.711cm" svg:y="1.064cm"><draw:text-box><text:p>Barra de título</text:p></draw:text-box></draw:frame><draw:frame text:anchor-type="paragraph" draw:z-index="5" draw:style-name="gr3" svg:width="2.894cm" svg:height="0.489cm" svg:x="1.894cm" svg:y="1.819cm"><draw:text-box><text:p>Barra de menu</text:p></draw:text-box></draw:frame><draw:line text:anchor-type="paragraph" draw:z-index="6" draw:style-name="gr2" draw:text-style-name="P5" svg:x1="2.342cm" svg:y1="3.168cm" svg:x2="2.342cm" svg:y2="10.052cm"><text:p/></draw:line><draw:line text:anchor-type="paragraph" draw:z-index="7" draw:style-name="gr2" draw:text-style-name="P5" svg:x1="9.816cm" svg:y1="3.182cm" svg:x2="9.816cm" svg:y2="10.133cm"><text:p/></draw:line><draw:frame text:anchor-type="paragraph" draw:z-index="8" draw:style-name="gr4" svg:width="6.889cm" svg:height="0.643cm" svg:x="1.88cm" svg:y="2.454cm"><draw:text-box><text:p>Barra de botones de selección de modo</text:p></draw:text-box></draw:frame><draw:frame text:anchor-type="paragraph" draw:z-index="9" draw:style-name="gr4" svg:width="6.889cm" svg:height="0.643cm" draw:transform="rotate (1.5707963267949) translate (1.45344444444444cm 10.1723472222222cm)"><draw:text-box><text:p>Barra de botones (cambia según modo)</text:p></draw:text-box></draw:frame><draw:frame text:anchor-type="paragraph" draw:z-index="10" draw:style-name="gr5" svg:width="3.814cm" svg:height="2.437cm" svg:x="9.938cm" svg:y="5.184cm"><draw:text-box><text:p>Editor de propiedades</text:p><text:p/><text:p>Cambia según el modo seleccionado.</text:p><text:p/></draw:text-box></draw:frame><draw:line text:anchor-type="paragraph" draw:z-index="11" draw:style-name="gr2" draw:text-style-name="P5" svg:x1="1.686cm" svg:y1="3.048cm" svg:x2="13.463cm" svg:y2="3.048cm"><text:p/></draw:line><draw:line text:anchor-type="paragraph" draw:z-index="12" draw:style-name="gr2" draw:text-style-name="P5" svg:x1="9.797cm" svg:y1="2.484cm" svg:x2="9.797cm" svg:y2="2.932cm"><text:p/></draw:line><draw:frame text:anchor-type="paragraph" draw:z-index="13" draw:style-name="gr4" svg:width="3.59cm" svg:height="0.643cm" svg:x="10.259cm" svg:y="2.454cm"><draw:text-box><text:p>Modo actual</text:p></draw:text-box></draw:frame><draw:frame text:anchor-type="paragraph" draw:z-index="14" draw:style-name="gr6" svg:width="3.2cm" svg:height="1.049cm" svg:x="4.628cm" svg:y="6.031cm"><draw:text-box><text:p>Vista del mapa</text:p></draw:text-box></draw:frame><draw:line text:anchor-type="paragraph" draw:z-index="15" draw:style-name="gr2" draw:text-style-name="P5" svg:x1="1.686cm" svg:y1="10.243cm" svg:x2="13.463cm" svg:y2="10.243cm"><text:p/></draw:line><draw:frame text:anchor-type="paragraph" draw:z-index="16" draw:style-name="gr4" svg:width="3.94cm" svg:height="0.643cm" svg:x="1.443cm" svg:y="10.326cm"><draw:text-box><text:p>Barra de estado</text:p></draw:text-box></draw:frame><draw:frame text:anchor-type="paragraph" draw:z-index="17" draw:style-name="gr4" svg:width="3.94cm" svg:height="0.643cm" svg:x="10.042cm" svg:y="10.326cm"><draw:text-box><text:p>Coordenadas raton</text:p></draw:text-box></draw:frame><draw:line text:anchor-type="paragraph" draw:z-index="18" draw:style-name="gr2" draw:text-style-name="P5" svg:x1="9.398cm" svg:y1="3.182cm" svg:x2="9.398cm" svg:y2="9.811cm"><text:p/></draw:line><draw:line text:anchor-type="paragraph" draw:z-index="19" draw:style-name="gr2" draw:text-style-name="P5" svg:x1="2.342cm" svg:y1="9.795cm" svg:x2="9.398cm" svg:y2="9.795cm"><text:p/></draw:line><draw:custom-shape text:anchor-type="paragraph" draw:z-index="20" draw:style-name="gr7" svg:width="0.274cm" svg:height="0.274cm" svg:x="9.543cm" svg:y="3.182cm"><text:p/>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21" draw:style-name="gr7" svg:width="-0.336cm" svg:height="-0.35cm" svg:x="9.816cm" svg:y="9.811cm"><text:p/>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22" draw:style-name="gr7" svg:width="0.336cm" svg:height="0.308cm" draw:transform="rotate (-1.5707963267949) translate (9.398cm 9.81075cm)"><text:p/><draw:enhanced-geometry svg:viewBox="0 0 21600 21600" draw:glue-points="10800 0 5400 10800 10800 21600 16200 10800" draw:text-areas="5400 10800 16200 21600" draw:type="flowchart-extract" draw:enhanced-path="M 10800 0 L 21600 21600 0 21600 10800 0 Z N"/></draw:custom-shape><draw:custom-shape text:anchor-type="paragraph" draw:z-index="23" draw:style-name="gr7" svg:width="0.322cm" svg:height="0.322cm" draw:transform="rotate (1.5707963267949) translate (2.34244444444444cm 10.2429027777778cm)"><text:p/><draw:enhanced-geometry svg:viewBox="0 0 21600 21600" draw:glue-points="10800 0 5400 10800 10800 21600 16200 10800" draw:text-areas="5400 10800 16200 21600" draw:type="flowchart-extract" draw:enhanced-path="M 10800 0 L 21600 21600 0 21600 10800 0 Z N"/></draw:custom-shape></text:p></draw:text-box></draw:frame></text:p>
      <text:p text:style-name="Standard"/>
      <text:h text:style-name="P4" text:outline-level="1">Barra de menús</text:h>
      <text:p text:style-name="Standard">La arborescencia de menús será la siguiente:</text:p>
      <text:list xml:id="list1210577369" text:style-name="L2">
        <text:list-item>
          <text:p text:style-name="P2">Archivo</text:p>
          <text:list>
            <text:list-item>
              <text:p text:style-name="P2">Nuevo mapa</text:p>
            </text:list-item>
            <text:list-item>
              <text:p text:style-name="P2">Abrir mapa</text:p>
            </text:list-item>
            <text:list-item>
              <text:p text:style-name="P2">Guardar mapa</text:p>
            </text:list-item>
            <text:list-item>
              <text:p text:style-name="P2">Cerrar mapa</text:p>
            </text:list-item>
            <text:list-item>
              <text:p text:style-name="P2">Guardar como...</text:p>
            </text:list-item>
            <text:list-item>
              <text:p text:style-name="P2">Salir</text:p>
            </text:list-item>
          </text:list>
        </text:list-item>
        <text:list-item>
          <text:p text:style-name="P2">Herramientas</text:p>
          <text:list>
            <text:list-item>
              <text:p text:style-name="P2">Modo debug</text:p>
            </text:list-item>
            <text:list-item>
              <text:p text:style-name="P2">Log</text:p>
            </text:list-item>
          </text:list>
        </text:list-item>
        <text:list-item>
          <text:p text:style-name="P2">Ayuda</text:p>
          <text:list>
            <text:list-item>
              <text:p text:style-name="P2">Manual</text:p>
            </text:list-item>
            <text:list-item>
              <text:p text:style-name="P2">Acerca de...</text:p>
            </text:list-item>
          </text:list>
        </text:list-item>
      </text:list>
      <text:p text:style-name="Standard"/>
      <text:h text:style-name="Heading_20_1" text:outline-level="1">Barra de botones de selección de modo</text:h>
      <text:p text:style-name="Standard">Esta barra permitirá cambiar el modo actual. Para cada modo:</text:p>
      <text:list xml:id="list1524443947" text:style-name="L4">
        <text:list-item>
          <text:p text:style-name="P3">La vista del mapa permitirá elegir unos objetos relacionados con el modo actual.</text:p>
        </text:list-item>
        <text:list-item>
          <text:p text:style-name="P3">La barra de herramientas de botones cambia en función del modo actual, muestra los botones relacionados con el modo actual.</text:p>
        </text:list-item>
        <text:list-item>
          <text:p text:style-name="P3">La zona de propiedades cambia según el modo actual, para mostrar las propiedades de cada modo.</text:p>
        </text:list-item>
      </text:list>
      <text:p text:style-name="Standard"/>
      <text:p text:style-name="Standard">Los botones que incluye son:</text:p>
      <text:list xml:id="list1272812554" text:continue-list="list1213568749" text:style-name="L1">
        <text:list-item>
          <text:p text:style-name="P1">Modo Parámetros generales del mapa.</text:p>
        </text:list-item>
        <text:list-item>
          <text:p text:style-name="P1">Modo Imagenes del mapa.</text:p>
        </text:list-item>
        <text:list-item>
          <text:p text:style-name="P1">Modo Fondo giratorio.</text:p>
        </text:list-item>
        <text:list-item>
          <text:p text:style-name="P1">Modo segmentos. </text:p>
        </text:list-item>
        <text:list-item>
          <text:p text:style-name="P1">Modo bumpers.</text:p>
        </text:list-item>
        <text:list-item>
          <text:p text:style-name="P1">Modo zonas circulares aceleracion.</text:p>
        </text:list-item>
      </text:list>
      <text:p text:style-name="Standard"/>
      <text:p text:style-name="Standard"/>
      <text:h text:style-name="Heading_20_1" text:outline-level="1">Barra de botones de herramientas según modo actual</text:h>
      <text:p text:style-name="Standard"/>
      <text:p text:style-name="Standard">PENSAR MAS A FONDO</text:p>
      <text:p text:style-name="Standard">PONER LOS CASOS</text:p>
      <text:p text:style-name="Standard"/>
      <text:h text:style-name="Heading_20_1" text:outline-level="1">Panel de propiedades según modo actual</text:h>
      <text:p text:style-name="Standard"/>
      <text:p text:style-name="Standard">PENSAR MAS A FONDO</text:p>
      <text:p text:style-name="Standard">PONER LOS CAS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o </meta:initial-creator>
    <meta:creation-date>2020-05-24T11:34:25</meta:creation-date>
    <dc:date>2020-05-24T17:35:50</dc:date>
    <dc:creator>Alberto </dc:creator>
    <meta:editing-duration>PT4H36M12S</meta:editing-duration>
    <meta:editing-cycles>4</meta:editing-cycles>
    <meta:generator>LibreOffice/3.4$Linux LibreOffice_project/340m1$Build-1206</meta:generator>
    <meta:document-statistic meta:table-count="0" meta:image-count="0" meta:object-count="0" meta:page-count="2" meta:paragraph-count="41" meta:word-count="278" meta:character-count="1713" meta:non-whitespace-character-count="1487"/>
  </office:meta>
</office:document-meta>
</file>